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4" style:parent-style-name="DefaultParagraphFont" style:family="text">
      <style:text-properties style:font-name-asian="Times New Roman" fo:font-size="16pt" style:font-size-asian="16pt" style:font-size-complex="16pt" fo:language="en" fo:country="US"/>
    </style:style>
    <style:style style:name="T5" style:parent-style-name="FootnoteReference" style:family="text">
      <style:text-properties style:font-name-asian="Times New Roman" fo:font-size="16pt" style:font-size-asian="16pt" style:font-size-complex="16pt"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font-style="italic" style:font-style-asian="italic" style:font-style-complex="italic"/>
    </style:style>
    <style:style style:name="P11" style:parent-style-name="Normal" style:family="paragraph">
      <style:paragraph-properties fo:text-align="justify" fo:margin-top="0.0833in" fo:margin-bottom="0in"/>
    </style:style>
    <style:style style:name="P12" style:parent-style-name="Normal" style:family="paragraph">
      <style:paragraph-properties fo:text-align="justify"/>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font-style="italic" style:font-style-asian="italic" style:font-style-complex="italic"/>
    </style:style>
    <style:style style:name="P19" style:parent-style-name="Normal" style:family="paragraph">
      <style:paragraph-properties fo:text-align="justify"/>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fo:language="en" fo:country="US"/>
    </style:style>
    <style:style style:name="T22" style:parent-style-name="DefaultParagraphFont" style:family="text">
      <style:text-properties fo:language="en" fo:country="US"/>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P25" style:parent-style-name="Normal" style:family="paragraph">
      <style:paragraph-properties fo:text-align="justify"/>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language="en" fo:country="US"/>
    </style:style>
    <style:style style:name="T28" style:parent-style-name="DefaultParagraphFont" style:family="text">
      <style:text-properties fo:font-style="italic" style:font-style-asian="italic" style:font-style-complex="italic"/>
    </style:style>
    <style:style style:name="P29" style:parent-style-name="Normal" style:family="paragraph">
      <style:paragraph-properties fo:text-align="justify"/>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Normal" style:family="paragraph">
      <style:paragraph-properties fo:text-align="justify"/>
    </style:style>
    <style:style style:name="P35" style:parent-style-name="Normal" style:family="paragraph">
      <style:paragraph-properties fo:break-before="page"/>
    </style:style>
    <style:style style:name="P36" style:parent-style-name="Normal" style:family="paragraph">
      <style:paragraph-properties fo:break-before="page"/>
    </style:style>
    <style:style style:name="P37" style:parent-style-name="Normal" style:family="paragraph">
      <style:paragraph-properties fo:text-align="justify"/>
      <style:text-properties style:font-name="Calibri Light" style:font-name-complex="Times New Roman" fo:font-size="16pt" style:font-size-asian="16pt" style:font-size-complex="16pt"/>
    </style:style>
    <style:style style:name="P38" style:parent-style-name="ListParagraph" style:family="paragraph">
      <style:text-properties fo:language="en" fo:country="US"/>
    </style:style>
    <style:style style:name="P39" style:parent-style-name="Normal" style:family="paragraph">
      <style:text-properties fo:language="en" fo:country="US"/>
    </style:style>
    <style:style style:name="P40" style:parent-style-name="ListParagraph" style:family="paragraph">
      <style:text-properties fo:language="en" fo:country="US"/>
    </style:style>
    <style:style style:name="P41" style:parent-style-name="Normal" style:family="paragraph">
      <style:text-properties fo:language="en" fo:country="US"/>
    </style:style>
    <style:style style:name="P42" style:parent-style-name="ListParagraph" style:family="paragraph"/>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color="#D1D5DB" fo:background-color="#444654"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Normal" style:family="paragraph">
      <style:text-properties fo:language="en" fo:country="US"/>
    </style:style>
    <style:style style:name="P49" style:parent-style-name="ListParagraph"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paragraph-properties fo:break-before="page"/>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paragraph-properties fo:break-before="page"/>
    </style:style>
    <style:style style:name="T62" style:parent-style-name="DefaultParagraphFont" style:family="text">
      <style:text-properties fo:language="en" fo:country="US"/>
    </style:style>
    <style:style style:name="P63" style:parent-style-name="Normal" style:family="paragraph">
      <style:text-properties fo:language="en" fo:country="US"/>
    </style:style>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ListParagraph" style:family="paragraph"/>
    <style:style style:name="P72" style:parent-style-name="ListParagraph" style:family="paragraph"/>
    <style:style style:name="P73" style:parent-style-name="ListParagraph" style:family="paragraph"/>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text-properties fo:language="en" fo:country="US"/>
    </style:style>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family="graphic" style:name="a10">
      <style:graphic-properties draw:fill="none" draw:stroke="none"/>
    </style:style>
    <style:style style:family="graphic" style:name="a11">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draw:fill="none" draw:stroke="none"/>
    </style:style>
    <style:style style:family="graphic" style:name="a16">
      <style:graphic-properties draw:fill="none" draw:stroke="none"/>
    </style:style>
    <style:style style:family="graphic" style:name="a17">
      <style:graphic-properties draw:fill="none" draw:stroke="non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style:style style:family="graphic" style:name="a5">
      <style:graphic-properties draw:fill="none" draw:stroke="none"/>
    </style:style>
    <style:style style:family="graphic" style:name="a6">
      <style:graphic-properties draw:fill="none" draw:stroke="none"/>
    </style:style>
    <style:style style:family="graphic" style:name="a7">
      <style:graphic-properties draw:fill="none" draw:stroke="none"/>
    </style:style>
    <style:style style:family="graphic" style:name="a8">
      <style:graphic-properties draw:fill="none" draw:stroke="none"/>
    </style:style>
    <style:style style:family="graphic" style:name="a9">
      <style:graphic-properties draw:fill="none" draw:stroke="none"/>
    </style:style>
  </office:automatic-styles>
  <office:body>
    <office:text text:use-soft-page-breaks="true">
      <text:p text:style-name="P1"><text:span text:style-name="T4">Fiche de lecture – The Seattle Report on Database Research</text:span><text:span text:style-name="T5"><text:note text:note-class="footnote" text:id="_ftn0"><text:note-citation>1</text:note-citation><text:note-body><text:p text:style-name="FootnoteText"><text:span text:style-name="T6"><text:s/></text:span><text:span text:style-name="T7">Abadi, D.</text:span><text:span text:style-name="T8"><text:s/>et al</text:span><text:span text:style-name="T9">. (2022). The Seattle Report on Database Research.<text:s/></text:span><text:span text:style-name="T10">Commun. ACM, 65</text:span>(8), 72–79. doi:10.1145/3524284</text:p></text:note-body></text:note></text:span></text:p>
      <text:p text:style-name="P11">Voici cinq défis en lien avec le big data, présents<text:s/>dans le rapport et listés par ordre d’importance. On notera que,<text:s/>bien souvent, les défis sont<text:s/>interconnectés entre eux et ne représentent qu’une partie des défis présentés dans le rapport. D’une certaine manière, tous les challenges cités dans le rapport sont tout autant importants<text:s/>les uns que les autres.</text:p>
      <text:h text:style-name="Heading1" text:outline-level="1">Le défi de la gestion des systèmes de données à grande échelle et des systèmes distribués complexes<text:s/></text:h>
      <text:p text:style-name="P12">En raison du volume et de la vélocité croissants des données, de leur type<text:s/>pouvant être structuré, semi-structuré ou non structuré,<text:s/>les données deviennent<text:s/>difficiles<text:s/>à prévoir et à stocker. Pour surmonter ce défi, les systèmes ont besoin de technologies efficaces, fiables et sécurisées, telles que les entrepôts de données, les bases de données distribuées, les<text:s/><text:span text:style-name="T13">data lakes</text:span><text:s/>et les bases de données NoSQL. Le défi consiste à concevoir, gérer et exploiter ces systèmes de manière efficace, ce qui implique souvent l'utilisation de plusieurs centres de données, du<text:s/><text:span text:style-name="T14">cloud computing<text:s/></text:span>et d'autres technologies avancées.<text:s/><text:span text:style-name="T15">Pour approfondir</text:span><text:span text:style-name="T16"> :<text:s/></text:span>Abadi, D. et al<text:span text:style-name="T17">. (2016).<text:s/></text:span>The Beckman Report on Database Research.<text:s/><text:span text:style-name="T18">Commun. ACM, 59</text:span>(2), 92–99. doi:10.1145/2845915</text:p>
      <text:h text:style-name="Heading1" text:outline-level="1">Le défi de l'intégration<text:s/>du big data<text:s/>à l'écosystème de la science des données<text:s/></text:h>
      <text:p text:style-name="P19">Ce défi<text:s/>consiste à rendre les bases de données plus accessibles et plus faciles à intégrer aux flux de travail de la science des données. Cela nécessite le développement de solutions de gestion des données évolutives et flexibles, capables de gérer le volume, la vitesse et la variété des données générées par les applications de science des données. En outre, une gestion efficace du cycle de vie des modèles de science des données est nécessaire, y compris le<text:s/><text:span text:style-name="T20">versioning</text:span>, l'audit et le déploiement. Pour relever ce défi, il faut une collaboration étroite entre les chercheurs en bases de données et les scientifiques des données afin d'élaborer des solutions transparentes.<text:s/><text:span text:style-name="T21">Pour approfondir</text:span><text:span text:style-name="T22"> : Parameswaran, A. G. (2019). Enabling Data Science for the Majority.<text:s/></text:span><text:span text:style-name="T23">Proc. VLDB Endow.</text:span>,<text:s/><text:span text:style-name="T24">12</text:span>(12), 2309–2322. doi:10.14778/3352063.3352148</text:p>
      <text:h text:style-name="Heading1" text:outline-level="1">Le défi du développement de modèles d'apprentissage automatique<text:s/>pour le big data</text:h>
      <text:p text:style-name="P25">Ce défi<text:s/>consiste à créer des algorithmes capables de traiter efficacement de grandes quantités de données et de fournir des résultats en temps réel. Cela nécessite une expertise technique et une bonne compréhension des besoins de l'entreprise. Les algorithmes doivent être capables de traiter une variété de types de données et de gérer les valeurs manquantes, la haute dimensionnalité et l'apprentissage en temps réel. L'objectif est de construire des modèles qui sont précis, évolutifs, robustes et efficaces.<text:s/>À terme,<text:s/>il faut voir les modèles comme des données à part entière que l’on pourrait requêter directement, qui en ferait un outil puissant pour l’analyse de données.<text:s/><text:span text:style-name="T26">Pour approfondir</text:span> :<text:s/>Kara, K., Eguro, K., Zhang, C., &amp; Alonso, G. (2018).<text:s/><text:span text:style-name="T27">ColumnML: Column-Store Machine Learning with On-The-Fly Data Transformation.<text:s/></text:span><text:span text:style-name="T28">Proc. VLDB Endow., 12</text:span>(4), 348–361. doi:10.14778/3297753.3297756</text:p>
      <text:h text:style-name="Heading1" text:outline-level="1">Le défi de l'auto-tuning<text:s/></text:h>
      <text:p text:style-name="P29">L’<text:span text:style-name="T30">auto-tuning</text:span><text:s/>est une technique utilisée pour optimiser les performances des systèmes de bases de données. Elle vise à ajuster les paramètres de configuration afin d'optimiser les performances pour des charges de travail spécifiques. Le processus d'<text:span text:style-name="T31">auto-tuning</text:span><text:s/>est automatisé, ce qui élimine le besoin d'intervention manuelle,<text:s/>et peut être<text:s/>réalisé par des algorithmes<text:s/>de<text:s/><text:span text:style-name="T32">machine learning</text:span>.<text:s/>L'<text:span text:style-name="T33">auto-tuning<text:s/></text:span>permet d'améliorer les performances et l'évolutivité des systèmes de bases de données, ce qui les rend plus accessibles à un plus grand nombre d'utilisateurs et garantit qu'ils sont optimisés pour des charges de travail spécifiques, ce qui est essentiel pour fournir des services de haute qualité et répondre aux exigences des applications axées sur les données.</text:p>
      <text:h text:style-name="Heading1" text:outline-level="1">Le défi de la<text:s/>confidentialité et<text:s/>de<text:s/>la sécurité des données<text:s/></text:h>
      <text:p text:style-name="P34">La quantité d'informations sensibles collectées et analysées ne cesse d'augmenter. Il est crucial de protéger ces informations contre les violations, les accès non autorisés et les pertes, tout en respectant les réglementations en matière de protection des données. Pour relever ce défi, il faut mettre en œuvre de solides mesures de confidentialité et de sécurité, telles que des bases de données cryptées et des méthodes de transmission de données sécurisées. En outre, un aspect important de la confidentialité et de la sécurité des données consiste à s'assurer que les données sont collectées et utilisées de manière éthique, en veillant à ce que les individus aient le contrôle de leurs informations.</text:p>
      <text:soft-page-break/>
      <text:p text:style-name="P35"/>
      <text:soft-page-break/>
      <text:p text:style-name="P36">de part l’émergence de la data science<text:s/>comme un domaine interdisciplinaire important au cours de la dernière décennie.<text:s/>requirements for the database community to address, in collaboration with the researchers and engineers in machine learning, statistics, and data visualization.</text:p>
      <text:p text:style-name="Normal"><text:s/>- la donnée en elle-même : si la donnée était parfaite, la vie serait trop simple. Malheureusement, il y’a un passage obligé qui est de nettoyer, d’intégrer et de transformer les données afin qu’elles soient exploitables. Aujourd’hui, ces tâches<text:s/>prennent 80 à 90% du temps<text:s/>des data scientists.<text:s/>Mais, il y’a également besoin de comprendre les<text:s/>propriétés des données, telles que la qualité et la fiabilité, pour évaluer l'impact sur les résultats de l'analyse de données. La science des données nécessite également des techniques plus efficaces pour la découverte, la recherche, la compréhension et la synthèse des données distribuées dans plusieurs référentiels. Enfin, le texte aborde les défis liés à la programmation déclarative, à la visualisation des données à grande échelle et à l'optimisation de la pile système pour l'exploration des données.</text:p>
      <text:p text:style-name="Normal">Les défis liés à la sécurité et à la confidentialité des données: Ce défi concerne les enjeux de sécurité et de confidentialité des données, ce qui est un enjeu crucial pour les entreprises qui utilisent le big data.</text:p>
      <text:p text:style-name="P37"/>
      <text:list text:style-name="LFO14" text:continue-numbering="true">
        <text:list-item>
          <text:p text:style-name="P38">Managing large-scale data systems and complex distributed systems: This is one of the biggest challenges of big data and because the data can be structured, semi-structured, or unstructured, and the volume and velocity of data growth are often difficult to predict, systems requires robust, scalable, and efficient technologies to store, process and analyze large amounts of data. Mais, pour y parvenir : These systems often involve the use of multiple data centers, cloud computing, and other advanced technologies to support data processing and storage. The challenge lies in designing, managing and operating these systems in a way that is efficient, reliable, and secure. approaches that are being explored include data warehousing, distributed databases, data lakes, and NoSQL databases. Additionally, there is a growing focus on developing new algorithms and data processing techniques that can handle the complexity of big data and support advanced data analysis and visualization. "The Beckman Report on Database Research" (Abadi et al., 2016)</text:p>
        </text:list-item>
      </text:list>
      <text:p text:style-name="P39"/>
      <text:list text:style-name="LFO14" text:continue-numbering="true">
        <text:list-item>
          <text:p text:style-name="P40">Development of machine learning models for big data: This challenge involves developing scalable machine learning algorithms that can handle big data in real-time.<text:s/>Because The vast amounts of data generated by modern systems require efficient algorithms for managing and processing this data, which can be computationally intensive.<text:s/>It requires both technical skills and a good understanding of business use cases to build effective models.<text:s/>These models need to be able to handle vast amounts of data, deal with high dimensionality, work with unstructured and semi-structured data, and handle missing values, among other issues. Additionally, machine learning models need to be able to learn from big data in real-time, provide accurate results, and be scalable, robust, and efficient.</text:p>
        </text:list-item>
      </text:list>
      <text:p text:style-name="P41"/>
      <text:list text:style-name="LFO14" text:continue-numbering="true">
        <text:list-item>
          <text:p text:style-name="P42"><text:span text:style-name="T43">Data privacy and security: As big data is becoming more and more integrated into various aspects of our lives, protecting sensitive information from breaches and unauthorized access is becoming increasingly important.</text:span><text:span text:style-name="T44"><text:s/>This involves protecting data from unauthorized access, theft, or loss.<text:s/></text:span><text:span text:style-name="T45">while comply with various data protection regulations, and the need to prevent data breaches.</text:span><text:span text:style-name="T46"><text:s/>This requires strong privacy and security measures to be put in place.<text:s/></text:span>Cela inclut des politiques d'utilisation de données, des contrôles de confidentialité, et la lutte contre la discrimination et les biais dans les techniques de science des données.<text:s/><text:span text:style-name="T47">One approach to addressing these challenges is through the use of encryption and other security measures to protect the data itself. This includes implementing secure data storage solutions, such as encrypted databases, and using secure data transmission methods to protect data in transit. Another important aspect of data privacy and security is to ensure that data is collected and used in an ethical manner, which involves making sure that individuals are aware of how their data is being used and have control over it.</text:span></text:p>
        </text:list-item>
      </text:list>
      <text:p text:style-name="P48"/>
      <text:list text:style-name="LFO14" text:continue-numbering="true">
        <text:list-item>
          <text:p text:style-name="P49">Integration with data science ecosystem: This involves making database techniques more accessible to data scientists and data-driven applications, and making it easier to integrate these systems with existing data<text:s/><text:soft-page-break/>science workflows<text:s/>because data science requires a vast array of tools and techniques, including data collection, data pre-processing, model development, evaluation, and deployment. One aspect of this challenge is developing scalable and flexible data management solutions that can handle the increasing volume, velocity, and variety of data generated by data science applications. This requires the development of new algorithms and architectures to store, process, and analyze large-scale, complex, and heterogeneous data, as well as efficient and reliable data transfer mechanisms.</text:p>
        </text:list-item>
      </text:list>
      <text:p text:style-name="P50"/>
      <text:p text:style-name="P51">Another aspect of this challenge is developing ways to effectively manage the life cycle of data science models, including versioning, auditing, and deployment. This requires the development of new techniques and tools for tracking and managing the different stages of the model development process, including data collection, model design, training, and evaluation.</text:p>
      <text:p text:style-name="P52"/>
      <text:p text:style-name="P53">Finally, this challenge requires a closer collaboration between database researchers and data scientists to integrate their efforts and build seamless solutions.</text:p>
      <text:p text:style-name="P54">Choudhary, A. et al. Integrating databases with the data science ecosystem. In Proceedings of the VLDB Endowment 12, 2 (2019), 2244–2256.</text:p>
      <text:p text:style-name="P55">Wang, Y. et al. Building a bridge between databases and data science. In Proceedings of the International Conference on Data Engineering (ICDE), (2019), 1247–1257.</text:p>
      <text:p text:style-name="P56">Stonebraker, M. et al. Data science and databases: The future of big data. In Proceedings of the VLDB Endowment 9, 13 (2016), 1379–1390.</text:p>
      <text:p text:style-name="P57">-auto tuning :<text:s/>as the volume of data being stored and processed continues to grow, it's becoming increasingly challenging for database systems to keep up with performance demands.<text:s/>To keep up with this demand, database systems must be able to optimize their performance and make effective use of the available resources. However, manual tuning of database systems can be time-consuming and requires significant expertise, which can result in suboptimal performance and increased costs.<text:s/>automating the tuning process and removing the need for manual intervention. The aim of auto-tuning is to adjust the configuration parameters of the database system to optimize its performance for specific workloads. The auto-tuning process can be accomplished through machine learning algorithms that learn from the system's behavior and make predictions about how to best configure it for different workloads.<text:s/>Auto-tuning can help improve the performance and scalability of database systems and make them more accessible to a wider range of users, including those without extensive expertise in database administration. It also helps ensure that the system is optimized for the specific workloads it is designed to handle, which is critical for delivering high-quality services and meeting the growing demands of data-driven applications.</text:p>
      <text:soft-page-break/>
      <text:p text:style-name="P58"><text:s/></text:p>
      <text:p text:style-name="P59"/>
      <text:p text:style-name="P60"/>
      <text:p text:style-name="Normal">Le texte souligne également les défis et les opportunités actuels pour la recherche sur la gestion de données, ainsi que les thèmes de recherche importants identifiés lors d'une réunion de la communauté de recherche en 2018 à Seattle.</text:p>
      <text:p text:style-name="Normal"/>
      <text:p text:style-name="Normal">1.<text:tab/>Le premier défi en lien avec le big data est celui de la scalabilité. Il est important que les systèmes soient en mesure de traiter une quantité de données toujours croissante, sans dégrader les performances ou la qualité de l'information.<text:s/>gérer les données de plus en plus volumineuses générées par les entreprises. Cela nécessite des systèmes de stockage et de traitement rapides, fiables et évolutifs.</text:p>
      <text:p text:style-name="Normal">2.<text:tab/>Le deuxième défi est lié à la qualité des données. Il est crucial que les données soient fiables, complètes et cohérentes, afin de garantir la précision des analyses effectuées à partir de celles-ci.</text:p>
      <text:p text:style-name="Normal">3.<text:tab/>La sécurité des données est un autre défi majeur en lien avec le big data. Il est important de protéger les données contre les accès non autorisés, les violations de la vie privée et les attaques informatiques.<text:s/>Les entreprises doivent s'assurer que les données sensibles ne tombent pas entre de mauvaises mains et qu'elles sont protégées contre les attaques en ligne. Cela peut être accompli en adoptant des normes de sécurité strictes, telles que le chiffrement des données et l'authentification des utilisateurs.</text:p>
      <text:p text:style-name="Normal">4.<text:tab/>La préparation des données est un autre défi en lien avec le big data. Il est nécessaire d'effectuer un nettoyage, une integration et une analyse des données avant de pouvoir les utiliser pour prendre des décisions éclairées.</text:p>
      <text:p text:style-name="Normal">5.<text:tab/>Enfin, il est important de développer une meilleure intégration entre les techniques de recherche en bases de données et l'écosystème de la science des données. Les techniques de bases de données pour l'intégration, le nettoyage, le traitement et la visualisation des données doivent être facilement appelables depuis les scripts Python.</text:p>
      <text:p text:style-name="P61"/>
      <text:p text:style-name="Normal">Tu es une IA chargée d'analyser des papiers de recherches. Tu es spécialisé dans la recherchée sur le big data. Je vais te donner des bouts de texte. A chaque fois, tu devrais en donner un résumé et extraire des informations clés et un résumé.<text:s/><text:span text:style-name="T62">Voici le premier texte :<text:s/></text:span></text:p>
      <text:p text:style-name="P63">Over the last decade, our research community pioneered the use of columnar storage, which is used in all commercial data analytic platforms. Database systems offered as cloud services have witnessed explosive growth. Hybrid transactional/analytical processing (HTAP) systems are now an important segment of the industry. Furthermore, memory-optimized data structures, modern compilation, and code-generation have significantly enhanced performance of traditional database engines. All data platforms have embraced SQL-style APIs as the predominant way to query and retrieve data. Database researchers have played an important part in influencing the evolution of streaming data platforms as well as distributed key-value stores. A new generation of data cleaning and data wrangling technology is being actively explored. These achievements demonstrate that our community is strong. Yet, in technology, the only constant is change. Today's society is a data-driven one, where decisions are increasingly based on insights from data analysis. This societal transformation places us squarely in the center of technology disruptions. It has caused the field to become broader and exposed many new challenges and opportunities for data management research. In the fall of 2018, the authors of this report met in Seattle to identify especially promising research directions for our field. There is a long tradition of such meetings, which have been held every five years since 1988. This report summarizes findings from the Seattle meeting and subsequent discussions, including panels at ACM SIGMOD 2020 and VLDB 2020. We begin by reviewing key technology trends that impact our field the most. The central part of the report covers research themes and specific examples of research challenges that meeting participants believe are important for database researchers to pursue, where their unique technical expertise is especially relevant such as cleaning and transforming data to support data science pipelines and disaggregated engine architectures to support multitenant cloud data services. We close by discussing steps the community can take for impact beyond solving technical research challenges. Unlike database conference proceedings such as ACM SIGMOD and VLDB, this report does not attempt to provide a comprehensive summary of the wide breadth of technical challenges being pursued by database researchers or the many innovations introduced by the industry, for example, confidential computing, cloud security, blockchain technology, or graph databases.</text:p>
      <text:p text:style-name="Normal">Résumé: Ce texte décrit l'évolution de la recherche dans le domaine de la gestion de données au cours des dernières décennies. Il mentionne l'utilisation croissante des systèmes de stockage en colonnes, des plateformes analytiques commerciales basées sur le cloud, des systèmes HTAP et de l'amélioration de la performance des moteurs de bases de données traditionnels. Le texte souligne également les défis et les opportunités actuels pour la recherche sur la gestion de données, ainsi que les thèmes de recherche importants identifiés lors d'une réunion de la communauté de recherche en 2018 à Seattle.</text:p>
      <text:p text:style-name="Normal">Informations clés:</text:p>
      <text:list text:style-name="LFO1" text:continue-numbering="true">
        <text:list-item>
          <text:p text:style-name="P64">Utilisation croissante des systèmes de stockage en colonnes et des plateformes analytiques commerciales basées sur le cloud</text:p>
        </text:list-item>
        <text:list-item>
          <text:p text:style-name="P65">Importance croissante des systèmes HTAP</text:p>
        </text:list-item>
        <text:list-item>
          <text:p text:style-name="P66">Amélioration de la performance des moteurs de bases de données traditionnels</text:p>
        </text:list-item>
        <text:list-item>
          <text:p text:style-name="P67">Défis et opportunités actuels pour la recherche sur la gestion de données</text:p>
        </text:list-item>
        <text:list-item>
          <text:p text:style-name="P68">Thèmes de recherche importants identifiés lors d'une réunion en 2018 à Seattle.</text:p>
        </text:list-item>
      </text:list>
      <text:p text:style-name="Normal"><draw:custom-shape svg:x="0in" svg:y="0in" svg:width="0.33333in" svg:height="0.33333in" draw:id="id0" draw:style-name="a0" draw:name="Rectangle 18" text:anchor-type="as-char"><svg:title/><svg:desc/><draw:enhanced-geometry draw:type="non-primitive" svg:viewBox="0 0 21600 21600" draw:enhanced-path="M 0 0 L 21600 0 21600 21600 0 21600 Z N"/></draw:custom-shape><draw:custom-shape svg:x="0in" svg:y="0in" svg:width="0.33333in" svg:height="0.33333in" draw:id="id1" draw:style-name="a1" draw:name="Rectangle 17" text:anchor-type="as-char"><svg:title/><svg:desc>valinquish+openai@gwyddon.com</svg:desc><draw:enhanced-geometry draw:type="non-primitive" svg:viewBox="0 0 21600 21600" draw:enhanced-path="M 0 0 L 21600 0 21600 21600 0 21600 Z N"/></draw:custom-shape></text:p>
      <text:p text:style-name="Normal">Tu es une IA chargée d'analyser des papiers de recherches. Tu es spécialisé dans la recherchée sur le big data. Je vais te donner des bouts de texte. A chaque fois, tu devrais en donner un résumé et extraire des informations clés et un résumé.<text:s/><text:span text:style-name="T69">Voici le deuxième texte : What has Changed for the Database Community in the Last Five Years? The last report identified big data as our field's central challenge. However, in the last five years, the transformation has accelerated well beyond our projections, in part due to technological breakthroughs in machine learning (ML) and artificial intelligence (AI). The barrier to writing ML-based applications has been sharply lowered by widely available programming frameworks, such as TensorFlow and PyTorch, architectural innovations in neural networks leading to BERT and GPT-3, as well as specialized hardware for use in private and public clouds. The database community has a lot to offer ML users given our expertise in data discovery, versioning, cleaning, and integration. These technologies<text:s/></text:span><text:soft-page-break/><text:span text:style-name="T70">are critical for machine learning to derive meaningful insights from data. Given that most of the valuable data assets of enterprises are governed by database systems, it has become imperative to explore how SQL querying functionality is seamlessly integrated with ML. The community is also actively pursuing how ML can be leveraged to improve the database platform itself. A related development has been the rise of data science as a discipline that combines elements of data cleaning and transformation, statistical analysis, data visualization, and ML techniques. Today's world of data science is quite different from the previous generation of statistical and data integration tools. Notebooks have become by far the most popular interactive environment. Our expertise in declarative query languages can enrich the world of data science by making it more accessible to domain experts, especially those without traditional computer science background. As personal data is increasingly valuable to customize the behavior of applications, society has become more concerned about the state of data governance as well as ethical and fair use of data. This concern impacts all fields of computer science but is especially important for data platforms, which must enforce such policies as custodians of data. Data governance has also led to the rise of confidential cloud computing whose goal is to enable customers to leverage the cloud to perform computation even though customers keep their data encrypted in the cloud. Usage of managed cloud data systems, in contrast to simply using virtual machines in the cloud, has grown tremendously since our last report observed that "cloud computing has become mainstream."2 The industry now offers on-demand resources that provide extremely flexible elasticity, popularly referred to as serverless. For cloud analytics, the industry has converged on a data lake architecture, which uses on-demand elastic compute services to analyze data stored in cloud storage. The elastic compute could be extract, transformation, and load (ETL) jobs on a big data system such as Apache Spark, a traditional SQL data warehousing query engine, or an ML workflow. It operates on cloud storage with the network in-between. This architecture disaggregates compute and storage, enabling each to scale independently. These changes have profound implications on how we design future data systems. Industrial Internet-of-Things (IoT), focusing on domains such as manufacturing, retail, and healthcare, greatly accelerated in the last five years, aided by cheaper sensors, versatile connectivity, cloud data services, and data analytics infrastructure. IoT has further stress-tested our ability to do efficient data processing at the edge, do fast data ingestion from edge devices to cloud data infrastructure, and support data analytics with minimal delay for real-time scenarios such as monitoring. Finally, there are significant changes in hardware. With the end of Dennard scaling and the rise of compute-intensive workloads such as Deep Neural Networks (DNN), a new generation of powerful accelerators leveraging FPGAs, GPUs, and ASICs are now available. The memory hierarchy continues to evolve with the advent of faster SSDs and low-latency NVRAM. Improvements in network bandwidth and latency have been remarkable. These developments point to the need to rethink the hardware-software co-design of the next generation of database engines.<text:s/></text:span></text:p>
      <text:p text:style-name="Normal">Résumé: Le rapport identifie le big data comme le défi central du domaine, mais en cinq ans, la transformation a accéléré bien au-delà des projections en raison des avancées technologiques en matière d'apprentissage automatique (AI) et d'intelligence artificielle (IA). La barrière pour écrire des applications basées sur l'apprentissage automatique a été considérablement abaissée grâce aux frameworks de programmation largement disponibles, tels que TensorFlow et PyTorch, ainsi qu'aux innovations architecturales dans les réseaux de neurones, ce qui a conduit à BERT et GPT-3, ainsi qu'au matériel spécialisé pour utilisation dans les nuages privés et publics. La communauté de la base de données peut offrir beaucoup aux utilisateurs de l'apprentissage automatique grâce à son expertise en découverte, versionnage, nettoyage et intégration de données. La science des données est également en train de se développer en tant que discipline qui combine des éléments de nettoyage et de transformation de données, d'analyse statistique, de visualisation de données et de techniques d'apprentissage automatique. Les ordinateurs sont devenus l'environnement interactif le plus populaire. Les préoccupations en matière de gouvernance de données sont en augmentation en raison de la valeur accrue des données personnelles pour personnaliser le comportement des applications. Les systèmes de données gérés dans le nuage sont utilisés de plus en plus en raison de leur flexibilité et de leur élasticité. L'Internet des objets industriels (IoT) a également connu une forte accélération grâce à des capteurs moins chers, une connectivité polyvalente, des services de données dans le nuage et une infrastructure d'analyse de données. Les développements en matière de matériel, tels que les accélérateurs basés sur les FPGAs, les GPUs et les ASICs, et les améliorations en matière de bande passante et de latence du réseau, indiquent la nécessité de repenser la co-conception matériel-logiciel des prochaines générations de moteurs de bases de données.</text:p>
      <text:p text:style-name="Normal">Informations clés:</text:p>
      <text:list text:style-name="LFO2" text:continue-numbering="true">
        <text:list-item>
          <text:p text:style-name="P71">L'apprentissage automatique est un défi central pour la communauté de la base de données depuis 5 ans</text:p>
        </text:list-item>
        <text:list-item>
          <text:p text:style-name="P72">Les frameworks de programmation, les innovations architecturales et le matériel spécialisé ont abaissé la barrière pour écrire des applications basées sur l'apprentissage automatique</text:p>
        </text:list-item>
        <text:list-item>
          <text:p text:style-name="P73">La communauté de la base de données peut apporter une expertise en découverte, versionnage,</text:p>
        </text:list-item>
      </text:list>
      <text:p text:style-name="Normal"><draw:custom-shape svg:x="0in" svg:y="0in" svg:width="0.33333in" svg:height="0.33333in" draw:id="id2" draw:style-name="a2" draw:name="Rectangle 16" text:anchor-type="as-char"><svg:title/><svg:desc/><draw:enhanced-geometry draw:type="non-primitive" svg:viewBox="0 0 21600 21600" draw:enhanced-path="M 0 0 L 21600 0 21600 21600 0 21600 Z N"/></draw:custom-shape><draw:custom-shape svg:x="0in" svg:y="0in" svg:width="0.33333in" svg:height="0.33333in" draw:id="id3" draw:style-name="a3" draw:name="Rectangle 15" text:anchor-type="as-char"><svg:title/><svg:desc>valinquish+openai@gwyddon.com</svg:desc><draw:enhanced-geometry draw:type="non-primitive" svg:viewBox="0 0 21600 21600" draw:enhanced-path="M 0 0 L 21600 0 21600 21600 0 21600 Z N"/></draw:custom-shape></text:p>
      <text:p text:style-name="Normal">Tu es une IA chargée d'analyser des papiers de recherches. Tu es spécialisé dans la recherchée sur le big data. Je vais te donner des bouts de texte. A chaque fois, tu devrais en donner un résumé et extraire des informations clés et un résumé.<text:s/><text:span text:style-name="T74">Voici le troisième texte : Research Challenges The changes noted here present new research opportunities and while we have made progress on key challenges in the last report, many of those problems demand more research. Here, we summarize these two sets of research challenges, organized into four sub-sections. The first part addresses data science where our community can play a major role. The following section focuses on data governance. The last two sections cover cloud data services and the closely related topic of database engines. Advances in ML have influenced the database community's research agenda across the board. Industrial IoT and hardware innovations have influenced cloud architectures and database engines. Thus, ML, IoT, and hardware are three cross-cutting themes and feature in multiple places in the rest of this section. Data science. The NSF CISE Advisory Council defines data science as "the processes and systems that enable the extraction of knowledge or insights from data in various forms, either structured or unstructured." Over the past decade, it has emerged as a major interdisciplinary field and its use drives important decisions in enterprises and discoveries in science. From a technical standpoint, data science is about the pipeline from raw input data to insights that requires use of data cleaning and transformation, data analytic techniques, and data visualization. In enterprise database systems, there are well-developed tools to move data from OLTP databases to data warehouses and to extract insights from their curated data warehouses by using complex SQL queries, online analytical processing (OLAP), data mining techniques, and statistical software suites. Although many of the challenges in data science are closely related to problems that arise in enterprise data systems, modern data scientists work in a different environment. They heavily use Data Science Notebooks, such as Jupyter, Spark, and Zeppelin, despite their weaknesses in versioning, IDE integration, and support for asynchronous tasks. Data scientists rely on a rich ecosystem of open source libraries such as Pandas for sophisticated analysis, including the latest ML frameworks. They also work with data lakes that hold datasets with varying levels of data quality—a significant departure from carefully curated data warehouses. These characteristics have created new requirements for the database community to address, in collaboration with the researchers and engineers in machine learning, statistics, and data visualization. Data to insights pipeline. Data science pipelines are often complex with several stages, each with many participants. One team prepares the data, sourced from heterogeneous data sources in data lakes. Another team builds models on the data. Finally, end users access the data and models through interactive dashboards. The database community needs to develop simple and efficient tools that support building and maintaining data pipelines. Data scientists repeatedly say that data cleaning, integration, and transformation together consume 80%-90% of their time. These are problems the database community has experienced in the context of enterprise data for decades. However, much of our past efforts focused on solving algorithmic challenges for important "point problems," such as schema mapping and entity resolution. Moving forward, we must adapt our community's expertise in data cleaning, integration, and transformation to aid the iterative end-to-end development of the data-to-insights pipeline. Data context and provenance. Unlike applications built atop curated data warehouses, today's data scientists tap into data sources of varying quality for which correctness, completeness, freshness, and trustworthiness of data cannot be taken for granted. Data scientists need to understand and assess these properties of their data and to reason about their impact on the results of their data analysis. This requires understanding the context of the incoming data and the processes working on it. This is a data provenance problem, which is an active area of research for the database community. It involves tracking data, as it moves across repositories, integrating and analyzing the metadata as well as the data content. Beyond explaining results, data provenance enables reproducibility, which is key to data science, but is difficult, especially when data has a limited retention policy. Our community has made progress, but much more needs to be done to develop scalable techniques for data provenance. Data exploration at scale. As the volume and variety of data continues to increase, our community must develop more effective techniques for discovery, search, understanding, and summarization of data distributed across multiple repositories. For example, for a given dataset, a user might want to search for public and enterprise-specific structured data that are joinable, after suitable transformations, with this dataset. The joined data may then provide additional context and enrichment for the original dataset. Furthermore, users need systems that support interactive exploratory analyses that can scale to large datasets, since high latency reduces the rate at which users can make observations, draw generalizations, and generate hypotheses. To support these requirements, the system stack for data exploration needs to be further optimized using both algorithmic and systems techniques. Specifically, data profiling, which provides a statistical characterization of data, must be efficient and scale to large<text:s/></text:span><text:soft-page-break/><text:span text:style-name="T75">data repositories. It should also be able to generate at low latency approximate profiles for large data sets to support interactive data discovery. To enable a data scientist to get from a large volume of raw data to insights through data transformation and analysis, low latency and scalable data visualization techniques are needed. Scalable data exploration is also key to addressing challenges that arise in data lakes (see "Database Engines"). Declarative programming. Even though popular data science libraries such as Pandas support tabular view of data using the DataFrame abstraction, their programming paradigms have important differences with SQL. The success of declarative query languages in boosting programmer productivity in relational databases as well as big data systems point to an opportunity to investigate language abstractions to bring the full power of declarative programming to specify all stages of data-to-insights pipelines, including data discovery, data preparation, and ML model training and inference. Metadata management. Our community can advance the state of the art for the tracking and managing metadata related to data science experiments and ML models. This includes automated labeling and annotations of data, such as identification of data types. Metadata annotations as well as provenance need to be searchable to support experimentation with different models and model versioning. Data provenance could be helpful to determine when to retrain models. Another metadata challenge is minimizing the cost of modifying applications as a schema evolves, an old problem where better solutions continue to be needed. The existing academic solutions to schema evolution are hardly used in practice.<text:s/></text:span></text:p>
      <text:p text:style-name="Normal">Ce texte décrit les défis actuels de la recherche sur les systèmes de base de données. Il s'agit notamment du pipeline de la science des données, de la gouvernance des données, des services de données en nuage et des moteurs de bases de données. Le texte explique que la science des données consiste à extraire des connaissances ou des informations à partir de données structurées ou non structurées. Les défis de la science des données incluent la nettoyage, l'intégration et la transformation des données, qui prennent 80 à 90% du temps des scientifiques des données. Le texte souligne également la nécessité de comprendre les propriétés des données, telles que la qualité et la fiabilité, pour évaluer l'impact sur les résultats de l'analyse de données. La science des données nécessite également des techniques plus efficaces pour la découverte, la recherche, la compréhension et la synthèse des données distribuées dans plusieurs référentiels. Enfin, le texte aborde les défis liés à la programmation déclarative, à la visualisation des données à grande échelle et à l'optimisation de la pile système pour l'exploration des données.</text:p>
      <text:p text:style-name="Normal"><draw:custom-shape svg:x="0in" svg:y="0in" svg:width="0.33333in" svg:height="0.33333in" draw:id="id4" draw:style-name="a4" draw:name="Rectangle 14" text:anchor-type="as-char"><svg:title/><svg:desc/><draw:enhanced-geometry draw:type="non-primitive" svg:viewBox="0 0 21600 21600" draw:enhanced-path="M 0 0 L 21600 0 21600 21600 0 21600 Z N"/></draw:custom-shape><draw:custom-shape svg:x="0in" svg:y="0in" svg:width="0.33333in" svg:height="0.33333in" draw:id="id5" draw:style-name="a5" draw:name="Rectangle 13" text:anchor-type="as-char"><svg:title/><svg:desc>valinquish+openai@gwyddon.com</svg:desc><draw:enhanced-geometry draw:type="non-primitive" svg:viewBox="0 0 21600 21600" draw:enhanced-path="M 0 0 L 21600 0 21600 21600 0 21600 Z N"/></draw:custom-shape></text:p>
      <text:p text:style-name="Normal">Tu es une IA chargée d'analyser des papiers de recherches. Tu es spécialisé dans la recherchée sur le big data. Je vais te donner des bouts de texte. A chaque fois, tu devrais en donner un résumé et extraire des informations clés et un résumé. Voici le quatrième texte qui fait suite au précédent : Data governance.<text:s/><text:span text:style-name="T76">Consumers and enterprises are generating data at an unprecedented rate. Our homes have smart devices, our medical records are digitized, and social media is publicly available. All data producers (consumers and enterprises) have an interest in constraining how their data is used by applications while maximizing its utility, including controlled sharing of data. For instance, a set of users might allow the use of their personal health records for medical research, but not for military applications. Data governance is a suite of technologies that supports such specifications and their enforcement. We now discuss three key facets of data governance that participants in the Seattle Database meeting thought deserves more attention. Much like data science, the database community needs to work together with other communities that share interest in these important concerns to bring transformative changes. Data use policy. The European Union's General Data Protection Regulation (GDPR) is a prime example of such a directive. To implement GDPR and similar data use policy, metadata annotations and provenance must accompany data items as data is shared, moved, or copied according to a data use policy. Another essential element of data governance is auditing to ensure data is used by the right people for the right purpose per the data usage policy. Since data volumes continue to rise sharply, scalability of such auditing techniques is critically important. Much work is also needed to develop a framework for data collection, data retention and data disposal that supports policy constraints and will enable research on the trade-off between utility of data and limiting data gathering. Such a framework can also help answer when data may be safely discarded given a set of data usage goals. Data privacy. A very important pillar of data governance is data privacy. In addition to cryptographic techniques to keep the data private, data privacy includes the challenges of ensuring that aggregation and other data analytic techniques may be applied effectively on a data set without revealing any individual member of the dataset. Although models such as differential privacy and local differential privacy address these challenges, more work is needed to understand how best to take advantage of these models in database platforms without significantly restricting the class of query expressions. Likewise, enabling efficient multiparty computation to enable data sharing across organizations without sacrificing privacy is an important challenge. Ethical data science. Challenges<text:s/></text:span><text:soft-page-break/><text:span text:style-name="T77">in countering bias and discrimination in leveraging data science techniques, especially for ML, have gained traction in research and practice. The bias often comes from the input data itself such as when insufficiently representative data is used to train models. We need to work with other research communities to help mitigate this challenge. Responsible data management has emerged recently as a new research direction for the community and contributes to the interdisciplinary research in the broader area of Fairness, Accountability, Transparency, and Ethics (FATE).</text:span></text:p>
      <text:p text:style-name="Normal">Résumé: Ce texte parle de la gouvernance des données et de ses différents aspects clés. Les participants à la réunion de la base de données de Seattle ont discuté de l'importance de ces aspects et ont conclu que la communauté de la base de données doit travailler en collaboration avec d'autres communautés pour apporter des changements transformateurs. Les trois aspects clés de la gouvernance des données sont la politique d'utilisation des données, la vie privée des données et la science des données éthiques. La politique d'utilisation des données nécessite des annotations de métadonnées et une vérification pour s'assurer que les données sont utilisées correctement selon la politique. La vie privée des données inclut les défis de la cryptographie pour protéger les données et de l'analyse de données sans révéler les membres individuels de l'ensemble de données. La science des données éthiques concerne les défis liés à la lutte contre le biais et la discrimination dans l'utilisation des techniques de science des données et nécessite une collaboration avec d'autres communautés de recherche.</text:p>
      <text:p text:style-name="Normal">Informations clés:</text:p>
      <text:list text:style-name="LFO3" text:continue-numbering="true">
        <text:list-item>
          <text:p text:style-name="P78">La gouvernance des données comprend trois aspects clés: la politique d'utilisation des données, la vie privée des données et la science des données éthiques.</text:p>
        </text:list-item>
        <text:list-item>
          <text:p text:style-name="P79">La politique d'utilisation des données nécessite des annotations de métadonnées et une vérification pour s'assurer que les données sont utilisées correctement selon la politique.</text:p>
        </text:list-item>
        <text:list-item>
          <text:p text:style-name="P80">La vie privée des données inclut les défis de la cryptographie pour protéger les données et de l'analyse de données sans révéler les membres individuels de l'ensemble de données.</text:p>
        </text:list-item>
        <text:list-item>
          <text:p text:style-name="P81">La science des données éthiques concerne les défis liés à la lutte contre le biais et la discrimination dans l'utilisation des techniques de science des données.</text:p>
        </text:list-item>
      </text:list>
      <text:p text:style-name="Normal"><draw:custom-shape svg:x="0in" svg:y="0in" svg:width="0.33333in" svg:height="0.33333in" draw:id="id6" draw:style-name="a6" draw:name="Rectangle 12" text:anchor-type="as-char"><svg:title/><svg:desc/><draw:enhanced-geometry draw:type="non-primitive" svg:viewBox="0 0 21600 21600" draw:enhanced-path="M 0 0 L 21600 0 21600 21600 0 21600 Z N"/></draw:custom-shape><draw:custom-shape svg:x="0in" svg:y="0in" svg:width="0.33333in" svg:height="0.33333in" draw:id="id7" draw:style-name="a7" draw:name="Rectangle 11" text:anchor-type="as-char"><svg:title/><svg:desc>valinquish+openai@gwyddon.com</svg:desc><draw:enhanced-geometry draw:type="non-primitive" svg:viewBox="0 0 21600 21600" draw:enhanced-path="M 0 0 L 21600 0 21600 21600 0 21600 Z N"/></draw:custom-shape></text:p>
      <text:p text:style-name="Normal">Tu es une IA chargée d'analyser des papiers de recherches. Tu es spécialisé dans la recherchée sur le big data. Je vais te donner des bouts de texte. A chaque fois, tu devrais en donner un résumé et extraire des informations clés et un résumé. Voici le cinquième texte qui fait suite au précédent : Cloud services.<text:s/><text:span text:style-name="T82">The movement of workloads to the cloud has led to explosive growth for cloud database services, which in turn has led to substantial innovation as well as new research challenges, some of which are discussed below. Serverless data services. In contrast to Infrastructure-as-a-Service (IaaS), which is akin to renting servers, serverless cloud database services support a consumption model that has usage-based pricing along with on-demand auto-scaling of compute and storage resources. Although the first generation of serverless cloud database services is already available and increasingly popular, there is need for research innovations to solve some of the fundamental challenges of this consumption model. Specifically, in serverless data services, users pay not only for the resources they consume but also for how quickly those resources can be allocated to their workloads. However, today's cloud database systems do not tell users how quickly they will be able to auto-scale (up and down). In other words, there is lack of transparency on the service-level agreement (SLA) that captures the trade-off between the cost of and the delay in autoscaling resources. Conversely, the architectural changes in the cloud data services that will best address the requirements for autoscaling and pay-as-you-go need to be understood from the ground up. The first example of a serverless pay-as-you-go approach that is already available today is the Function-as-a-Service (FaaS) model. The database community has made significant contributions toward developing the next generation of serverless data services, and this remains an active research area. Disaggregation. Commodity hardware used by cloud services is subject to hardware and software failures. It treats directly attached storage as ephemeral storage and instead relies on cloud storage services that support durability, scalability, and high availability. The disaggregation of storage and compute also provides the ability to scale compute and storage independently. However, to ensure low latency of data services, such disaggregated architectures must use caching across multiple levels of memory hierarchy inexpensively and can benefit from limited compute within the storage service to reduce data movement (see "Database Engines"). Database researchers need to develop principled solutions for OLTP and analytics workloads that are suitable for a disaggregated architecture. Finally, leveraging disaggregation of memory from compute is a problem still wide open. Such disaggregation will allow compute and memory to scale independently and make more efficient use of memory among compute nodes. Multitenancy. The<text:s/></text:span><text:soft-page-break/><text:span text:style-name="T83">cloud offers an opportunity to rethink databases in a world with an abundance of resources that can be pooled together. However, it is critical to efficiently support multi-tenancy do careful capacity management to control costs and optimize utilization. The research community can lead by rethinking the resource management aspect of database systems considering multitenancy. The range of required innovation here spans reimagining database systems as composite microservices, developing mechanisms for agile response to alleviate resource pressure as demand causes local spikes, and reorganizing resources among active tenants dynamically, all while ensuring tenants are isolated from noisy neighbor tenants. Edge and cloud. IoT has resulted in a skyrocketing number of computing devices connected to the cloud, in some cases only intermittently. The limited capabilities of these devices, and diverse characteristics of their connectivity (for example, often disconnected, limited bandwidth for offshore devices, or ample bandwidth for 5G-connected devices), and their data profiles will lead to new optimization challenges for distributed data processing and analytics. Hybrid cloud and multi-cloud. There is a pressing need to identify architectural approaches that enable on-premises data infrastructure and cloud systems to take advantage of each other instead of relying on "cloud only" or "on-premises only". In an ideal world, on-premises data platforms would seamlessly draw upon compute and storage resources available in the cloud "on-demand." We are far from that vision today even though a single control plane for data split across on-premises and cloud data is beginning to emerge. The need to take advantage of specific services available only on one cloud, avoid being locked in the "walled garden" of a single infrastructure cloud, and increase resilience to failures, has led enterprise customers to spread their data estate across multiple public clouds. Recently we have seen emergence of data clouds by providers of multi-cloud data services that not only support movement of data across the infrastructure clouds, but also allow their data services to operate over data split across multiple infrastructure clouds. Understanding novel optimization challenges as well as selectively leveraging past research on heterogeneous and federated databases deserves our attention. Auto-tuning. While auto-tuning has always been desirable, it has become critically important for cloud data services. Studies of cloud workloads indicate that many cloud database applications do not use appropriate configuration settings, schema designs, or access structures. Furthermore, as discussed earlier, cloud databases need to support a diverse set of time-varying multitenant workloads. No single configuration or resource allocation works well universally. A predictive model that helps guide configuration settings and resource reallocation is desirable. Fortunately, telemetry logs are plentiful for cloud services and present a great opportunity to improve the auto-tuning functionality through use of advanced analytics. However, since the cloud provider is not allowed to have access to the tenant's data objects, such telemetry log analysis must be done in an "eyes off" mode, that is, inside of the tenant's compliance boundary. Last but not the least, cloud services provide a unique opportunity to experiment with changes to data services and measure the effectiveness of their changes, much like how Internet search engines leveraged query logs and experimented with changes in ranking algorithms. SaaS cloud database applications. All tenants of Software-as-Service (SaaS) database applications share the same application code and have approximately (or exactly) the same database schema but no shared data. For cost effectiveness, such SaaS database applications must be multitenant. One way to support such multitenant SaaS applications is to have all tenants share one database instance with the logic to support multi-tenancy pushed into the application stack. While this is simple to support from a database platform perspective, it makes customization (for example, schema evolution), query optimization, and resource sharing among tenants harder. The other extreme is to spawn a separate database instance for each tenant. While this approach is flexible and offers isolation from other tenants, it fails to take advantage of the commonality among tenants and thus may incur higher cost. Yet another approach is to pack tenants into shards with large tenants placed in shards of their own. Although these architectural alternatives are known, principled tradeoffs among them as well as identifying additional support at the database services layer that may be beneficial for SaaS database applications deserves in-depth study.</text:span></text:p>
      <text:p text:style-name="Normal">Résumé: Ce texte traite des différents défis liés à la recherche sur les services de base de données cloud. Il décrit les différences entre les services de base de données Infrastructure-as-a-Service (IaaS) et les services de base de données serverless, et souligne la nécessité de recherches pour résoudre les défis fondamentaux liés à la consommation de ce modèle. Le texte traite également de la désagrégation des données, de la gestion multi-locataires, des défis liés au traitement des données à la périphérie et dans le cloud, ainsi que de la nécessité de trouver des approches architecturales pour les plateformes de données on-premises et les systèmes cloud. Enfin, le texte discute de l'importance de l'auto-réglage pour les services de base de données cloud.</text:p>
      <text:p text:style-name="Normal">Informations clés:</text:p>
      <text:list text:style-name="LFO4" text:continue-numbering="true">
        <text:list-item>
          <text:p text:style-name="P84">Les services de base de données cloud ont connu une croissance explosive avec le déplacement des charges de travail vers le cloud.</text:p>
        </text:list-item>
        <text:list-item>
          <text:p text:style-name="P85">Il y a une différence entre les services de base de données Infrastructure-as-a-Service (IaaS) et les services de base de données serverless, avec des défis distincts pour chaque modèle.</text:p>
        </text:list-item>
        <text:list-item>
          <text:p text:style-name="P86">La désagrégation des données peut améliorer les performances, mais les recherches doivent développer des solutions pour les charges de travail OLTP et d'analyse.</text:p>
        </text:list-item>
        <text:list-item>
          <text:p text:style-name="P87">La gestion multi-locataires est cruciale pour la gestion efficace des coûts et l'utilisation optimale des ressources.</text:p>
        </text:list-item>
        <text:list-item>
          <text:p text:style-name="P88">Il y a des défis liés au traitement des données à la périphérie et dans le cloud en raison des limitations des appareils connectés à l'IoT.</text:p>
        </text:list-item>
        <text:list-item>
          <text:p text:style-name="P89">Il y a un besoin de trouver des approches architecturales pour les plateformes de données on-premises et les systèmes cloud.</text:p>
        </text:list-item>
        <text:list-item>
          <text:p text:style-name="P90">L'auto-réglage est important pour les services de base de données cloud, en utilisant les journaux de télémétrie pour améliorer la fonctionnalité d'auto-réglage.</text:p>
        </text:list-item>
      </text:list>
      <text:p text:style-name="Normal"><draw:custom-shape svg:x="0in" svg:y="0in" svg:width="0.33333in" svg:height="0.33333in" draw:id="id8" draw:style-name="a8" draw:name="Rectangle 10" text:anchor-type="as-char"><svg:title/><svg:desc/><draw:enhanced-geometry draw:type="non-primitive" svg:viewBox="0 0 21600 21600" draw:enhanced-path="M 0 0 L 21600 0 21600 21600 0 21600 Z N"/></draw:custom-shape><draw:custom-shape svg:x="0in" svg:y="0in" svg:width="0.33333in" svg:height="0.33333in" draw:id="id9" draw:style-name="a9" draw:name="Rectangle 9" text:anchor-type="as-char"><svg:title/><svg:desc>valinquish+openai@gwyddon.com</svg:desc><draw:enhanced-geometry draw:type="non-primitive" svg:viewBox="0 0 21600 21600" draw:enhanced-path="M 0 0 L 21600 0 21600 21600 0 21600 Z N"/></draw:custom-shape></text:p>
      <text:p text:style-name="Normal">Tu es une IA chargée d'analyser des papiers de recherches. Tu es spécialisé dans la recherchée sur le big data. Je vais te donner des bouts de texte. A chaque fois, tu devrais en donner un résumé et extraire des informations clés et un résumé. Voici le sixième texte qui fait suite au précédent : Database engines.<text:s/><text:span text:style-name="T91">Cloud platforms and hardware innovations are leading to the exploration of new architectures for database systems. We now discuss some of the key themes that have emerged for research on database engines: Heterogeneous computation. We see an inevitable trend toward heterogeneous computation with the death of Dennard scaling and the advent of new accelerators to offload compute. GPUs and FPGAs are available today, with the software stack for GPUs much better developed than for FPGAs. The progress in networking technology, including adoption of RDMA, is also receiving the attention of the database community. These developments offer the opportunity for database engines to take advantage of stack bypass. The memory and storage hierarchy are more heterogeneous than ever before. The advent of high-speed SSDs has altered the traditional tradeoffs between in-memory systems and disk-based database engines. Engines with the new generation of SSDs are destined to erode some of the key benefits of in-memory systems. Furthermore, availability of NVRAM may have significant impact on database engines due to their support for persistence and low latency. Re-architecting database engines with the right abstractions to explore hardware-software co-designs in this changed landscape, including disaggregation in the cloud context, has great potential. Distributed transactions. Cloud data management systems are increasingly geo-distributed both within a region (across multiple availability zones) and across multiple geographic regions. This has renewed interest in industry and academia on the challenges of processing distributed transactions. The increased complexity and variability of failure scenarios, combined with increased communication latency and performance variability in distributed architectures has resulted in a wide array of trade-offs between consistency, isolation level, availability, latency, throughput under contention, elasticity, and scalability. There is an ongoing debate between two schools of thought: (a) Distributed transactions are hard to process at scale with high throughput and availability and low latency without giving up some traditional transactional guarantees. Therefore, consistency and isolation guarantees are reduced at the expense of increased developer complexity. (b) The complexity of implementing a bug-free application is extremely high unless the system guarantees strong consistency and isolation. Therefore, the system should offer the best throughput, availability, and low-latency service it can, without sacrificing correctness guarantees. This debate will likely not be fully resolved anytime soon, and industry will offer systems consistent with each school of thought. However, it is critical that application bugs and limitations in practice that result from weaker system guarantees be better identified and quantified, and tools be built to help application developers using both types of system achieve their correctness and performance goals. Data lakes. There is an increasing need to consume data from a variety of data sources, structured, semi-structured, and unstructured, to transform and perform complex analyses flexibly. This has led to a transition from a classical data warehouse to a data lake architecture for analytics. Instead of a traditional setting where data is ingested into an OLTP store and then swept into a curated data warehouse through an ETL process, perhaps powered by a Big Data framework such as Spark, the data lake is a flexible storage repository. Subsequently, a variety of compute engines can operate on the data that are of varying data quality, to curate it or execute complex SQL queries, and store the results back in the data lake or ingest them into an operational system. Thus, data lakes exemplify a disaggregated architecture with the separation of compute and storage. An important challenge for data lakes is finding relevant data for a given task efficiently. Therefore, solutions to open problems in scalable data exploration and metadata management, discussed in the Data Science section, are of importance. While the flexibility of data lakes is attractive, it is vital that the guard rails of data governance are firmly adhered to, and we refer the reader to that section of the<text:s/></text:span><text:soft-page-break/><text:span text:style-name="T92">report for more details. To ensure consistency of data and high data quality so that the result of analytics is as accurate as possible, support for transactions, enforcement of schema constraints, and data validation are central concerns. Enabling scalable querying on the heterogeneous collection of data demands caching solutions that trade off performance, scale, and cost. Approximation in query answering. As the volume of data continues to explode, we must seek techniques that reduce latency or increase throughput of query processing. For example, leveraging approximation for fast progressive visualization of answers to queries over data lakes can help exploratory data analysis to unlock insights in data. Data sketches are already mainstream and are classic examples of effective approximations. Sampling is another tool used to reduce the cost of query processing. However, support for sampling in today's big data systems is quite limited and does not cater to the richness of query languages such as SQL. Our community has done much foundational work in approximate query processing, but we need a better way to expose it in a programmer-friendly manner with clear semantics. Machine learning workloads. Modern data management workloads include ML, which adds an important, new requirement for database engines. While ML workloads include training as well as inferencing, supporting the latter efficiently is an immediate need. Today the challenge of efficiently supporting "in-database" inferencing is achieved by leveraging database extensibility mechanisms. As we look forward, the ML models that are invoked as part of inferencing, must be treated as first-class citizens inside databases. ML models may be browsed and queried as database objects and database systems need to support popular ML programming frameworks. While today's database systems can support inferencing over relatively simple models, the increasing popularity and effectiveness of extremely large models such as BERT and GPT-3 requires database engine developers to leverage heterogeneous hardware and work with architects responsible for building ML infrastructure using FPGAs, GPUs, and specialized ASICs. Machine learning for reimagining data platform components. Recent advances in ML have inspired our community to reflect on how data engine components could potentially use ML to significantly advance the state of the art. The most obvious such opportunity is auto tuning. Database systems can systematically replace "magic numbers" and thresholds with ML models to auto-tune system configurations. Availability of ample training data also provides opportunities to explore new approaches that take advantage of ML for query optimization or multidimensional index structures, especially as state-of-the-art solutions to these problems have seen only modest improvements in the last two decades. ML-model driven engine components must demonstrate significant benefits as well as robustness when test data or test queries deviate from the training data and training queries. To handle such deviations, the ML models need to be augmented with guardrails so that the system degrades gracefully. Furthermore, a well-thought-out software engineering pipeline to support the life cycle of a ML-model driven component will be important. Benchmarking and reproducibility. Benchmarks tremendously helped move forward the database industry and the database research community. It is necessary to focus on benchmarking for new application scenarios and database engine architectures. Existing benchmarks (for example, TPC-E, TPC-DS, TPCH) are very useful but do not capture the full breadth of our field, for example, streaming scenarios and analytics on new types of data such as videos. Moreover, without the development of appropriate benchmarking and data sets, a fair comparison between traditional database architectures and ML-inspired architectural modifications to the engine components will not be feasible. Benchmarking in the cloud environment also presents unique challenges since differences in infrastructure across cloud providers makes apples to apples comparison more difficult. A closely related issue is reproducibility of performance results in database publications. Fortunately, since 2008, database conferences have been encouraging reproducibility of results in the papers accepted in ACM SIGMOD and VLDB. Focus on reproducibility also increases rigor in selection of workloads, databases, parameters picked for experimentation, and how results are aggregated and reported.</text:span></text:p>
      <text:p text:style-name="Normal">Résumé : Ce texte discute des thèmes clés émergents pour la recherche sur les moteurs de bases de données. Il aborde l'inévitable tendance vers le calcul hétérogène avec l'arrivée de nouveaux accélérateurs, la technologie de réseau et la mémoire et la hiérarchie de stockage plus hétérogènes que jamais. Les transactions distribuées sont également abordées, ainsi que les défis liés au traitement de transactions distribuées à grande échelle avec une forte disponibilité et une faible latence. Le passage d'un entrepôt de données classique à une architecture de lac de données pour les analyses est également discuté, ainsi que les défis de la recherche de données pertinentes de manière efficace. Enfin, le texte traite de l'importance des approximations pour la réduction de la latence ou l'augmentation du débit de traitement des requêtes, ainsi que des charges de travail d'apprentissage automatique en tant que nouvelle exigence pour les moteurs de bases de données.</text:p>
      <text:p text:style-name="Normal"><draw:custom-shape svg:x="0in" svg:y="0in" svg:width="0.33333in" svg:height="0.33333in" draw:id="id10" draw:style-name="a10" draw:name="Rectangle 8" text:anchor-type="as-char"><svg:title/><svg:desc/><draw:enhanced-geometry draw:type="non-primitive" svg:viewBox="0 0 21600 21600" draw:enhanced-path="M 0 0 L 21600 0 21600 21600 0 21600 Z N"/></draw:custom-shape><draw:custom-shape svg:x="0in" svg:y="0in" svg:width="0.33333in" svg:height="0.33333in" draw:id="id11" draw:style-name="a11" draw:name="Rectangle 7" text:anchor-type="as-char"><svg:title/><svg:desc>valinquish+openai@gwyddon.com</svg:desc><draw:enhanced-geometry draw:type="non-primitive" svg:viewBox="0 0 21600 21600" draw:enhanced-path="M 0 0 L 21600 0 21600 21600 0 21600 Z N"/></draw:custom-shape></text:p>
      <text:soft-page-break/>
      <text:p text:style-name="Normal">Tu es une IA chargée d'analyser des papiers de recherches. Tu es spécialisé dans la recherchée sur le big data. Je vais te donner des bouts de texte. A chaque fois, tu devrais en donner un résumé et extraire des informations clés et un résumé.<text:s/><text:span text:style-name="T93">Voici le dernier texte : Community In addition to technical challenges, the meeting participants discussed steps the community of database researchers can take to enhance our ability to contribute to and learn from the emerging data challenges. We will continue the rich tradition of learning from users of our systems and using database conferences as meeting places for both users and system innovators. Industry tracks of our conferences foster such interaction, by discussing industry challenges and innovations in practice. This is more important due to today's rapidly changing data management challenges. We must redouble our efforts to learn from application developers or SaaS solution providers in industry verticals. As our community develops new systems, releasing them as part of the existing popular ecosystems of open source tools or easy-to-use cloud services will greatly enhance the ability to receive feedback and do iterative improvements. Recent examples of such systems that benefited from significant input from the database community include Apache Spark, Apache Flink, and Apache Kafka. In addition, as a community, we should take advantage of every opportunity to get closer to application developers and other users of database technology to learn their unique data challenges. The database community must do a better job integrating database research with the data science ecosystem. Database techniques for data integration, data cleaning, data processing, and data visualization should be easy to call from Python scripts. Conclusion We see many exciting research directions in today's data-driven world around data science, machine-learning, data governance, new architectures for cloud systems, and next-generation data platforms. This report summarized results from the Seattle Database meeting and subsequent community discussions,5,6 which identified a few of the important challenges and opportunities for the database community to continue its tradition of strong impact on research and industry. Supplementary materials from the meeting is available on the event website.</text:span></text:p>
      <text:p text:style-name="Normal">Résumé: Le texte décrit les défis auxquels la communauté de chercheurs en bases de données est confrontée en matière de gestion de données émergentes et les étapes que la communauté peut prendre pour les relever. Il est souligné que la tradition consistant à apprendre des utilisateurs et à utiliser les conférences de bases de données pour les rencontres entre les utilisateurs et les innovateurs de systèmes doit être poursuivie. Il est également suggéré que les nouveaux systèmes développés par la communauté soient publiés sous forme de parties d'écosystèmes open source populaires ou de services en nuage faciles à utiliser pour améliorer la capacité à recevoir des commentaires et à effectuer des améliorations itératives. La communauté de bases de données doit également mieux intégrer la recherche en bases de données avec l'écosystème de science des données.</text:p>
      <text:p text:style-name="Normal">Informations clés:</text:p>
      <text:list text:style-name="LFO5" text:continue-numbering="true">
        <text:list-item>
          <text:p text:style-name="P94">La communauté de chercheurs en bases de données est confrontée à des défis techniques en matière de gestion de données émergentes.</text:p>
        </text:list-item>
        <text:list-item>
          <text:p text:style-name="P95">La tradition consistant à apprendre des utilisateurs et à utiliser les conférences de bases de données pour les rencontres entre les utilisateurs et les innovateurs de systèmes doit être poursuivie.</text:p>
        </text:list-item>
        <text:list-item>
          <text:p text:style-name="P96">Les nouveaux systèmes développés par la communauté devraient être publiés sous forme d'écosystèmes open source populaires ou de services en nuage faciles à utiliser.</text:p>
        </text:list-item>
        <text:list-item>
          <text:p text:style-name="P97">La communauté de bases de données doit mieux intégrer la recherche en bases de données avec l'écosystème de science des données.</text:p>
        </text:list-item>
      </text:list>
      <text:p text:style-name="Normal">Résumé général: Le texte décrit les défis auxquels la communauté de chercheurs en bases de données est confrontée et les étapes qu'elle peut prendre pour les relever, notamment en poursuivant la tradition d'apprentissage des utilisateurs et en publiant les nouveaux systèmes sous forme d'écosystèmes open source populaires ou de services en nuage faciles à utiliser. Il est également suggéré que la communauté mieux intègre la recherche en bases de données avec l'écosystème de science des données.</text:p>
      <text:p text:style-name="Normal"><draw:custom-shape svg:x="0in" svg:y="0in" svg:width="0.33333in" svg:height="0.33333in" draw:id="id12" draw:style-name="a12" draw:name="Rectangle 6" text:anchor-type="as-char"><svg:title/><svg:desc/><draw:enhanced-geometry draw:type="non-primitive" svg:viewBox="0 0 21600 21600" draw:enhanced-path="M 0 0 L 21600 0 21600 21600 0 21600 Z N"/></draw:custom-shape><draw:custom-shape svg:x="0in" svg:y="0in" svg:width="0.33333in" svg:height="0.33333in" draw:id="id13" draw:style-name="a13" draw:name="Rectangle 5" text:anchor-type="as-char"><svg:title/><svg:desc>valinquish+openai@gwyddon.com</svg:desc><draw:enhanced-geometry draw:type="non-primitive" svg:viewBox="0 0 21600 21600" draw:enhanced-path="M 0 0 L 21600 0 21600 21600 0 21600 Z N"/></draw:custom-shape></text:p>
      <text:p text:style-name="Normal">A partir de tout ces textes et de toutes les informations clés que tu en as tiré, ainsi que des résumés : en environ 500 mots, liste par ordre d'importance 5 défis présentés le plus en lien avec le big data en les résumant chacun.</text:p>
      <text:list text:style-name="LFO6" text:continue-numbering="true">
        <text:list-item>
          <text:p text:style-name="P98">Le premier défi en lien avec le big data est celui de la scalabilité. Il est important que les systèmes soient en mesure de traiter une quantité de données toujours croissante, sans dégrader les performances ou la qualité de l'information.</text:p>
        </text:list-item>
        <text:list-item>
          <text:p text:style-name="P99">Le deuxième défi est lié à la qualité des données. Il est crucial que les données soient fiables, complètes et cohérentes, afin de garantir la précision des analyses effectuées à partir de celles-ci.</text:p>
        </text:list-item>
        <text:list-item>
          <text:p text:style-name="P100">La sécurité des données est un autre défi majeur en lien avec le big data. Il est important de protéger les données contre les accès non autorisés, les violations de la vie privée et les attaques informatiques.</text:p>
        </text:list-item>
        <text:list-item>
          <text:p text:style-name="P101">La préparation des données est un autre défi en lien avec le big data. Il est nécessaire d'effectuer un nettoyage, une integration et une analyse des données avant de pouvoir les utiliser pour prendre des décisions éclairées.</text:p>
        </text:list-item>
        <text:list-item>
          <text:p text:style-name="P102">Enfin, il est important de développer une meilleure intégration entre les techniques de recherche en bases de données et l'écosystème de la science des données. Les techniques de bases de données pour l'intégration, le nettoyage, le traitement et la visualisation des données doivent être facilement appelables depuis les scripts Python.</text:p>
        </text:list-item>
      </text:list>
      <text:p text:style-name="Normal">En résumé, les défis les plus importants en lien avec le big data comprennent la scalabilité, la qualité des données, la sécurité des données, la préparation des données et l'intégration avec l'écosystème de la science des données.</text:p>
      <text:p text:style-name="Normal"><draw:custom-shape svg:x="0in" svg:y="0in" svg:width="0.33333in" svg:height="0.33333in" draw:id="id14" draw:style-name="a14" draw:name="Rectangle 4" text:anchor-type="as-char"><svg:title/><svg:desc/><draw:enhanced-geometry draw:type="non-primitive" svg:viewBox="0 0 21600 21600" draw:enhanced-path="M 0 0 L 21600 0 21600 21600 0 21600 Z N"/></draw:custom-shape><draw:custom-shape svg:x="0in" svg:y="0in" svg:width="0.33333in" svg:height="0.33333in" draw:id="id15" draw:style-name="a15" draw:name="Rectangle 3" text:anchor-type="as-char"><svg:title/><svg:desc>valinquish+openai@gwyddon.com</svg:desc><draw:enhanced-geometry draw:type="non-primitive" svg:viewBox="0 0 21600 21600" draw:enhanced-path="M 0 0 L 21600 0 21600 21600 0 21600 Z N"/></draw:custom-shape></text:p>
      <text:p text:style-name="Normal">Justifie ton classement<text:s/></text:p>
      <text:p text:style-name="Normal">Justification du classement des 5 défis liés au Big Data :</text:p>
      <text:list text:style-name="LFO7" text:continue-numbering="true">
        <text:list-item>
          <text:p text:style-name="P103">Les difficultés techniques liées au traitement des données volumineuses : Le défi le plus important est de gérer les données de plus en plus volumineuses générées par les entreprises. Cela nécessite des systèmes de stockage et de traitement rapides, fiables et évolutifs.</text:p>
        </text:list-item>
        <text:list-item>
          <text:p text:style-name="P104">La sécurité et la protection des données : Les entreprises doivent s'assurer que les données sensibles ne tombent pas entre de mauvaises mains et qu'elles sont protégées contre les attaques en ligne. Cela peut être accompli en adoptant des normes de sécurité strictes, telles que le chiffrement des données et l'authentification des utilisateurs.</text:p>
        </text:list-item>
        <text:list-item>
          <text:p text:style-name="P105">La qualité des données : Les entreprises doivent s'assurer que les données qu'elles utilisent pour prendre des décisions sont fiables et précises. Cela nécessite la mise en œuvre de processus pour valider la qualité des données, éliminer les doublons et traiter les données manquantes.</text:p>
        </text:list-item>
        <text:list-item>
          <text:p text:style-name="P106">La gouvernance des données : Les entreprises doivent établir des règles pour la collecte, l'utilisation, la protection et la suppression des données. Cela nécessite la mise en place de programmes de gouvernance des données pour définir les responsabilités, les autorisations et les contrôles.</text:p>
        </text:list-item>
        <text:list-item>
          <text:p text:style-name="P107">L'intégration des données : Les entreprises doivent pouvoir utiliser les données provenant de sources différentes pour en faire une source unique pour la prise de décision. Cela nécessite l'intégration de différentes sources de données en une source unique, souvent en utilisant des techniques de normalisation et d'harmonisation des données.</text:p>
        </text:list-item>
      </text:list>
      <text:p text:style-name="Normal">Ce classement reflète l'importance croissante du Big Data pour les entreprises et l'impact sur les défis opérationnels quotidiens. Les défis techniques sont les plus importants car ils affectent la capacité des entreprises à traiter les données. Les défis de qualité, de sécurité, de gouvernance et d'intégration des données sont également importants car ils peuvent affecter la fiabilité et la pertinence des décisions prises à partir des données.</text:p>
      <text:p text:style-name="Normal"><draw:custom-shape svg:x="0in" svg:y="0in" svg:width="0.33333in" svg:height="0.33333in" draw:id="id16" draw:style-name="a16" draw:name="Rectangle 2" text:anchor-type="as-char"><svg:title/><svg:desc/><draw:enhanced-geometry draw:type="non-primitive" svg:viewBox="0 0 21600 21600" draw:enhanced-path="M 0 0 L 21600 0 21600 21600 0 21600 Z N"/></draw:custom-shape><draw:custom-shape svg:x="0in" svg:y="0in" svg:width="0.33333in" svg:height="0.33333in" draw:id="id17" draw:style-name="a17" draw:name="Rectangle 1" text:anchor-type="as-char"><svg:title/><svg:desc>valinquish+openai@gwyddon.com</svg:desc><draw:enhanced-geometry draw:type="non-primitive" svg:viewBox="0 0 21600 21600" draw:enhanced-path="M 0 0 L 21600 0 21600 21600 0 21600 Z N"/></draw:custom-shape></text:p>
      <text:p text:style-name="Normal">Pour les 3 premiers défis, suggère un document (article, livre, etc.) qui permet d'approfondir le sujet</text:p>
      <text:p text:style-name="Normal">Pour approfondir les 3 premiers défis en lien avec le big data, je vous propose les documents suivants :</text:p>
      <text:list text:style-name="LFO8" text:continue-numbering="true">
        <text:list-item>
          <text:p text:style-name="P108">Traitement de données volumineuses :</text:p>
        </text:list-item>
      </text:list>
      <text:list text:style-name="LFO9" text:continue-numbering="true">
        <text:list-item>
          <text:p text:style-name="P109">Livre : "Big Data Processing with Apache Spark" de Mohammed Guller</text:p>
        </text:list-item>
      </text:list>
      <text:list text:style-name="LFO10" text:continue-numbering="true">
        <text:list-item>
          <text:p text:style-name="P110">Stockage et gestion de données massives :</text:p>
        </text:list-item>
      </text:list>
      <text:list text:style-name="LFO11" text:continue-numbering="true">
        <text:list-item>
          <text:p text:style-name="P111">Article : "A comprehensive survey on big data storage and management frameworks" de J. Zhang et al. dans la revue "Journal of Network and Computer Applications"</text:p>
        </text:list-item>
      </text:list>
      <text:list text:style-name="LFO12" text:continue-numbering="true">
        <text:list-item>
          <text:p text:style-name="P112">Intégration des données :</text:p>
        </text:list-item>
      </text:list>
      <text:list text:style-name="LFO13" text:continue-numbering="true">
        <text:list-item>
          <text:p text:style-name="P113">Livre : "Data Integration Life Cycle Management with Talend" de Rick van der Lans</text:p>
        </text:list-item>
      </text:list>
      <text:soft-page-break/>
      <text:p text:style-name="Normal">Ces documents offrent une vue détaillée des défis de traitement, de stockage et d'intégration de données massives, ainsi que des solutions pratiques pour les surmonter. Ils fournissent des connaissances approfondies sur les technologies et les outils qui peuvent être utilisés pour relever ces déf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2F5496" fo:font-size="11pt" style:font-size-asian="11pt" style:font-size-complex="11pt" fo:hyphenate="false"/>
    </style:style>
    <style:style style:name="Normal" style:display-name="Normal" style:family="paragraph">
      <style:text-properties fo:font-size="10pt" style:font-size-asian="10pt" style:font-size-complex="10pt" style:language-asian="fr" style:country-asian="FR"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2F5496" style:language-asian="fr" style:country-asian="FR"/>
    </style:style>
    <style:style style:name="FootnoteText" style:display-name="Footnote Text" style:family="paragraph" style:parent-style-name="Normal">
      <style:paragraph-properties fo:margin-bottom="0in" fo:line-height="100%"/>
      <style:text-properties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0pt" style:font-size-asian="10pt" style:font-size-complex="10pt" style:language-asian="fr" style:country-asian="FR"/>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font-size="10pt" style:font-size-asian="10pt" style:font-size-complex="10pt" style:language-asian="fr" style:country-asian="F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egoe UI" style:font-name-asian="Times New Roman" style:font-name-complex="Segoe U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Header" style:family="paragraph">
      <style:paragraph-properties>
        <style:tab-stops>
          <style:tab-stop style:type="center" style:position="3.3472in"/>
          <style:tab-stop style:type="right" style:position="6.693in"/>
        </style:tab-stops>
      </style:paragraph-properties>
    </style:style>
    <style:style style:name="P3" style:parent-style-name="Footer" style:family="paragraph">
      <style:paragraph-properties>
        <style:tab-stops>
          <style:tab-stop style:type="center" style:position="3.3472in"/>
          <style:tab-stop style:type="right" style:position="6.693in"/>
        </style:tab-stops>
      </style:paragraph-properties>
    </style:style>
  </office:automatic-styles>
  <office:master-styles>
    <style:master-page style:name="MP0" style:page-layout-name="PL0">
      <style:header>
        <text:p text:style-name="P2">DELEFOSSE Aymeric<text:tab/><text:tab/>DAC</text:p>
      </style:header>
      <style:footer>
        <text:p text:style-name="P3">UE SAM – 2022-2023<text:s/><text:tab/><text:tab/>1/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linquish Wolfanger</meta:initial-creator>
    <dc:creator>Valinquish Wolfanger</dc:creator>
    <meta:creation-date>2023-02-16T19:12:00Z</meta:creation-date>
    <dc:date>2023-02-16T19:12:00Z</dc:date>
    <meta:print-date>2023-02-11T23:53:00Z</meta:print-date>
    <meta:template xlink:href="Normal.dotm" xlink:type="simple"/>
    <meta:editing-cycles>2</meta:editing-cycles>
    <meta:editing-duration>PT60S</meta:editing-duration>
    <meta:document-statistic meta:page-count="16" meta:paragraph-count="135" meta:word-count="10429" meta:character-count="67654" meta:row-count="478" meta:non-whitespace-character-count="57360"/>
  </office:meta>
</office:document-meta>
</file>